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2ba83" officeooo:paragraph-rsid="0002ba83" style:font-weight-asian="bold" style:font-weight-complex="bold"/>
    </style:style>
    <style:style style:name="P2" style:family="paragraph" style:parent-style-name="Standard">
      <style:text-properties fo:font-weight="bold" officeooo:rsid="0005aab6" officeooo:paragraph-rsid="0005aab6" style:font-weight-asian="bold" style:font-weight-complex="bold"/>
    </style:style>
    <style:style style:name="P3" style:family="paragraph" style:parent-style-name="Standard">
      <style:text-properties fo:font-weight="normal" officeooo:rsid="00041faf" officeooo:paragraph-rsid="00041faf" style:font-weight-asian="normal" style:font-weight-complex="normal"/>
    </style:style>
    <style:style style:name="P4" style:family="paragraph" style:parent-style-name="Standard">
      <style:text-properties fo:font-weight="normal" officeooo:rsid="0005aab6" officeooo:paragraph-rsid="0005aab6" style:font-weight-asian="normal" style:font-weight-complex="normal"/>
    </style:style>
    <style:style style:name="P5" style:family="paragraph" style:parent-style-name="Standard">
      <style:paragraph-properties fo:break-before="page"/>
      <style:text-properties fo:font-weight="bold" officeooo:rsid="0002ba83" officeooo:paragraph-rsid="0002ba83" style:font-weight-asian="bold" style:font-weight-complex="bold"/>
    </style:style>
    <style:style style:name="P6" style:family="paragraph" style:parent-style-name="Standard" style:list-style-name="L1">
      <style:text-properties officeooo:paragraph-rsid="00035fe4"/>
    </style:style>
    <style:style style:name="P7" style:family="paragraph" style:parent-style-name="Standard" style:list-style-name="L1">
      <style:text-properties officeooo:rsid="00097e62" officeooo:paragraph-rsid="00097e62"/>
    </style:style>
    <style:style style:name="P8" style:family="paragraph" style:parent-style-name="Standard" style:list-style-name="L1">
      <style:text-properties fo:font-weight="normal" officeooo:rsid="00035fe4" officeooo:paragraph-rsid="00035fe4" style:font-weight-asian="normal" style:font-weight-complex="normal"/>
    </style:style>
    <style:style style:name="P9" style:family="paragraph" style:parent-style-name="Standard" style:list-style-name="L1">
      <style:text-properties fo:font-weight="normal" officeooo:rsid="00097e62" officeooo:paragraph-rsid="00097e62" style:font-weight-asian="normal" style:font-weight-complex="normal"/>
    </style:style>
    <style:style style:name="P10" style:family="paragraph" style:parent-style-name="Standard" style:list-style-name="L2">
      <style:text-properties fo:font-weight="normal" officeooo:rsid="00041faf" officeooo:paragraph-rsid="00041faf" style:font-weight-asian="normal" style:font-weight-complex="normal"/>
    </style:style>
    <style:style style:name="P11" style:family="paragraph" style:parent-style-name="Standard" style:list-style-name="L2">
      <style:text-properties fo:font-weight="normal" officeooo:rsid="000a47e6" officeooo:paragraph-rsid="000a47e6" style:font-weight-asian="normal" style:font-weight-complex="normal"/>
    </style:style>
    <style:style style:name="P12" style:family="paragraph" style:parent-style-name="Standard" style:list-style-name="L2">
      <style:text-properties fo:font-weight="normal" officeooo:rsid="000a47e6" officeooo:paragraph-rsid="001c18cf" style:font-weight-asian="normal" style:font-weight-complex="normal"/>
    </style:style>
    <style:style style:name="P13" style:family="paragraph" style:parent-style-name="Standard" style:list-style-name="L2">
      <style:text-properties fo:font-weight="normal" officeooo:rsid="000cdc2f" officeooo:paragraph-rsid="000cdc2f" style:font-weight-asian="normal" style:font-weight-complex="normal"/>
    </style:style>
    <style:style style:name="P14" style:family="paragraph" style:parent-style-name="Standard" style:list-style-name="L3">
      <style:text-properties fo:font-weight="normal" officeooo:rsid="0005aab6" officeooo:paragraph-rsid="0005aab6" style:font-weight-asian="normal" style:font-weight-complex="normal"/>
    </style:style>
    <style:style style:name="P15" style:family="paragraph" style:parent-style-name="Standard" style:list-style-name="L4">
      <style:text-properties fo:font-weight="normal" officeooo:rsid="0005aab6" officeooo:paragraph-rsid="0005aab6" style:font-weight-asian="normal" style:font-weight-complex="normal"/>
    </style:style>
    <style:style style:name="P16" style:family="paragraph" style:parent-style-name="Standard" style:list-style-name="L5">
      <style:text-properties fo:font-weight="normal" officeooo:rsid="0005aab6" officeooo:paragraph-rsid="0005aab6" style:font-weight-asian="normal" style:font-weight-complex="normal"/>
    </style:style>
    <style:style style:name="P17" style:family="paragraph" style:parent-style-name="Standard" style:list-style-name="L6">
      <style:text-properties fo:font-weight="normal" officeooo:rsid="0005aab6" officeooo:paragraph-rsid="0005aab6" style:font-weight-asian="normal" style:font-weight-complex="normal"/>
    </style:style>
    <style:style style:name="P18" style:family="paragraph" style:parent-style-name="Standard" style:list-style-name="L7">
      <style:text-properties fo:font-weight="normal" officeooo:rsid="0005aab6" officeooo:paragraph-rsid="0005aab6" style:font-weight-asian="normal" style:font-weight-complex="normal"/>
    </style:style>
    <style:style style:name="P19" style:family="paragraph" style:parent-style-name="Standard" style:list-style-name="L8">
      <style:text-properties fo:font-weight="normal" officeooo:rsid="0005aab6" officeooo:paragraph-rsid="0005aab6" style:font-weight-asian="normal" style:font-weight-complex="normal"/>
    </style:style>
    <style:style style:name="P20" style:family="paragraph" style:parent-style-name="Standard" style:list-style-name="L3">
      <style:text-properties fo:font-weight="normal" officeooo:rsid="000d9a3e" officeooo:paragraph-rsid="000d9a3e" style:font-weight-asian="normal" style:font-weight-complex="normal"/>
    </style:style>
    <style:style style:name="P21" style:family="paragraph" style:parent-style-name="Standard" style:list-style-name="L3">
      <style:text-properties fo:font-weight="normal" officeooo:rsid="0010edeb" officeooo:paragraph-rsid="0010edeb" style:font-weight-asian="normal" style:font-weight-complex="normal"/>
    </style:style>
    <style:style style:name="P22" style:family="paragraph" style:parent-style-name="Standard" style:list-style-name="L3">
      <style:text-properties fo:font-weight="normal" officeooo:rsid="000ef86e" officeooo:paragraph-rsid="000ef86e" style:font-weight-asian="normal" style:font-weight-complex="normal"/>
    </style:style>
    <style:style style:name="P23" style:family="paragraph" style:parent-style-name="Standard" style:list-style-name="L4">
      <style:text-properties fo:font-weight="normal" officeooo:rsid="001210e9" officeooo:paragraph-rsid="001210e9" style:font-weight-asian="normal" style:font-weight-complex="normal"/>
    </style:style>
    <style:style style:name="P24" style:family="paragraph" style:parent-style-name="Standard" style:list-style-name="L4">
      <style:text-properties fo:font-weight="normal" officeooo:rsid="0013d8c8" officeooo:paragraph-rsid="0013d8c8" style:font-weight-asian="normal" style:font-weight-complex="normal"/>
    </style:style>
    <style:style style:name="P25" style:family="paragraph" style:parent-style-name="Standard" style:list-style-name="L4">
      <style:text-properties fo:font-weight="normal" officeooo:rsid="0015bfe7" officeooo:paragraph-rsid="0015bfe7" style:font-weight-asian="normal" style:font-weight-complex="normal"/>
    </style:style>
    <style:style style:name="P26" style:family="paragraph" style:parent-style-name="Standard" style:list-style-name="L5">
      <style:text-properties fo:font-weight="normal" officeooo:rsid="0015c7be" officeooo:paragraph-rsid="0015c7be" style:font-weight-asian="normal" style:font-weight-complex="normal"/>
    </style:style>
    <style:style style:name="P27" style:family="paragraph" style:parent-style-name="Standard" style:list-style-name="L5">
      <style:text-properties fo:font-weight="normal" officeooo:rsid="0016618d" officeooo:paragraph-rsid="0016618d" style:font-weight-asian="normal" style:font-weight-complex="normal"/>
    </style:style>
    <style:style style:name="P28" style:family="paragraph" style:parent-style-name="Standard" style:list-style-name="L6">
      <style:text-properties fo:font-weight="normal" officeooo:rsid="00184b9b" officeooo:paragraph-rsid="00184b9b" style:font-weight-asian="normal" style:font-weight-complex="normal"/>
    </style:style>
    <style:style style:name="P29" style:family="paragraph" style:parent-style-name="Standard" style:list-style-name="L6">
      <style:text-properties fo:font-weight="normal" officeooo:rsid="00199ef7" officeooo:paragraph-rsid="00199ef7" style:font-weight-asian="normal" style:font-weight-complex="normal"/>
    </style:style>
    <style:style style:name="P30" style:family="paragraph" style:parent-style-name="Standard" style:list-style-name="L6">
      <style:text-properties fo:font-weight="normal" officeooo:rsid="0019f922" officeooo:paragraph-rsid="0019f922" style:font-weight-asian="normal" style:font-weight-complex="normal"/>
    </style:style>
    <style:style style:name="P31" style:family="paragraph" style:parent-style-name="Standard" style:list-style-name="L8">
      <style:text-properties fo:font-weight="normal" officeooo:rsid="001aab18" officeooo:paragraph-rsid="001aab18" style:font-weight-asian="normal" style:font-weight-complex="normal"/>
    </style:style>
    <style:style style:name="P32" style:family="paragraph" style:parent-style-name="Standard" style:list-style-name="L2">
      <style:text-properties fo:font-weight="normal" officeooo:rsid="001c18cf" officeooo:paragraph-rsid="001c18cf" style:font-weight-asian="normal" style:font-weight-complex="normal"/>
    </style:style>
    <style:style style:name="P33" style:family="paragraph" style:parent-style-name="Standard" style:list-style-name="L3">
      <style:text-properties fo:font-weight="normal" officeooo:rsid="001c3980" officeooo:paragraph-rsid="001c3980" style:font-weight-asian="normal" style:font-weight-complex="normal"/>
    </style:style>
    <style:style style:name="P34" style:family="paragraph" style:parent-style-name="Standard" style:list-style-name="L4">
      <style:text-properties fo:font-weight="normal" officeooo:rsid="001e0f97" officeooo:paragraph-rsid="001e0f97" style:font-weight-asian="normal" style:font-weight-complex="normal"/>
    </style:style>
    <style:style style:name="P35" style:family="paragraph" style:parent-style-name="Standard" style:list-style-name="L4">
      <style:text-properties fo:font-weight="normal" officeooo:rsid="001f91e6" officeooo:paragraph-rsid="001f91e6" style:font-weight-asian="normal" style:font-weight-complex="normal"/>
    </style:style>
    <style:style style:name="P36" style:family="paragraph" style:parent-style-name="Standard" style:list-style-name="L4">
      <style:text-properties fo:font-weight="normal" officeooo:rsid="0021028c" officeooo:paragraph-rsid="0021028c" style:font-weight-asian="normal" style:font-weight-complex="normal"/>
    </style:style>
    <style:style style:name="P37" style:family="paragraph" style:parent-style-name="Standard" style:list-style-name="L5">
      <style:text-properties fo:font-weight="normal" officeooo:rsid="0021028c" officeooo:paragraph-rsid="0021028c" style:font-weight-asian="normal" style:font-weight-complex="normal"/>
    </style:style>
    <style:style style:name="P38" style:family="paragraph" style:parent-style-name="Standard" style:list-style-name="L6">
      <style:text-properties fo:font-weight="normal" officeooo:rsid="0021028c" officeooo:paragraph-rsid="0021028c" style:font-weight-asian="normal" style:font-weight-complex="normal"/>
    </style:style>
    <style:style style:name="P39" style:family="paragraph" style:parent-style-name="Standard" style:list-style-name="L5">
      <style:text-properties officeooo:rsid="0016618d" officeooo:paragraph-rsid="0016618d"/>
    </style:style>
    <style:style style:name="P40" style:family="paragraph" style:parent-style-name="Standard" style:list-style-name="L1">
      <style:text-properties officeooo:rsid="001bcde7" officeooo:paragraph-rsid="001bcde7"/>
    </style:style>
    <style:style style:name="P41" style:family="paragraph" style:parent-style-name="Standard" style:list-style-name="L1">
      <style:paragraph-properties fo:break-before="column"/>
      <style:text-properties fo:font-weight="normal" officeooo:rsid="00035fe4" officeooo:paragraph-rsid="00035fe4" style:font-weight-asian="normal" style:font-weight-complex="normal"/>
    </style:style>
    <style:style style:name="T1" style:family="text">
      <style:text-properties fo:font-weight="bold" officeooo:rsid="0002ba83"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5fe4" style:font-weight-asian="normal" style:font-weight-complex="normal"/>
    </style:style>
    <style:style style:name="T4" style:family="text">
      <style:text-properties fo:font-weight="normal" officeooo:rsid="00097e62" style:font-weight-asian="normal" style:font-weight-complex="normal"/>
    </style:style>
    <style:style style:name="T5" style:family="text">
      <style:text-properties fo:font-weight="normal" officeooo:rsid="0015c7be" style:font-weight-asian="normal" style:font-weight-complex="normal"/>
    </style:style>
    <style:style style:name="T6" style:family="text">
      <style:text-properties officeooo:rsid="00072449"/>
    </style:style>
    <style:style style:name="T7" style:family="text">
      <style:text-properties officeooo:rsid="000d9a3e"/>
    </style:style>
    <style:style style:name="T8" style:family="text">
      <style:text-properties officeooo:rsid="001210e9"/>
    </style:style>
    <style:style style:name="T9" style:family="text">
      <style:text-properties officeooo:rsid="0016618d"/>
    </style:style>
    <style:style style:name="T10" style:family="text">
      <style:text-properties officeooo:rsid="001aab18"/>
    </style:style>
    <style:style style:name="T11" style:family="text">
      <style:text-properties officeooo:rsid="001c18cf"/>
    </style:style>
    <style:style style:name="T12" style:family="text">
      <style:text-properties officeooo:rsid="001e4871"/>
    </style:style>
    <style:style style:name="T13" style:family="text">
      <style:text-properties officeooo:rsid="001f91e6"/>
    </style:style>
    <style:style style:name="T14" style:family="text">
      <style:text-properties officeooo:rsid="002102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text:p>
      <text:list xml:id="list2067122265119691398" text:style-name="L1">
        <text:list-item>
          <text:p text:style-name="P41">Motivation for the Equations</text:p>
          <text:list>
            <text:list-item>
              <text:p text:style-name="P7"><text:span text:style-name="T3">O</text:span><text:span text:style-name="T2">cean hazards</text:span></text:p>
            </text:list-item>
          </text:list>
        </text:list-item>
        <text:list-item>
          <text:p text:style-name="P8">Place of the Serre equations</text:p>
          <text:list>
            <text:list-item>
              <text:p text:style-name="P9">Parameter regime, nonlineaity, shallowness</text:p>
            </text:list-item>
          </text:list>
        </text:list-item>
        <text:list-item>
          <text:p text:style-name="P8">History of the equations</text:p>
        </text:list-item>
        <text:list-item>
          <text:p text:style-name="P8">Previous work on numerical methods</text:p>
          <text:list>
            <text:list-item>
              <text:p text:style-name="P7"><text:span text:style-name="T3">C</text:span><text:span text:style-name="T2">hrises thesis</text:span></text:p>
            </text:list-item>
            <text:list-item>
              <text:p text:style-name="P40"><text:span text:style-name="T2">BousClaw, Sanders, Mitsotakis, Li</text:span></text:p>
            </text:list-item>
            <text:list-item>
              <text:p text:style-name="P9">Steep gradient problems</text:p>
            </text:list-item>
            <text:list-item>
              <text:p text:style-name="P9">Dry bed problems</text:p>
            </text:list-item>
          </text:list>
        </text:list-item>
        <text:list-item>
          <text:p text:style-name="P6"><text:span text:style-name="T3">Goal</text:span><text:span text:style-name="T4">s</text:span><text:span text:style-name="T3"> of the thesis</text:span></text:p>
          <text:list>
            <text:list-item>
              <text:p text:style-name="P9">Well validated method that extends well to 2D</text:p>
            </text:list-item>
          </text:list>
        </text:list-item>
        <text:list-item>
          <text:p text:style-name="P8">Contribution of the thesis</text:p>
          <text:list>
            <text:list-item>
              <text:p text:style-name="P7"><text:span text:style-name="T3">FEVM, steep gradients, dry bed, linear analysis, </text:span><text:span text:style-name="T2">third order FDVM</text:span></text:p>
            </text:list-item>
          </text:list>
        </text:list-item>
        <text:list-item>
          <text:p text:style-name="P6"><text:span text:style-name="T3">Organisation of the thesis</text:span><text:span text:style-name="T1"><text:line-break/><text:line-break/><text:line-break/><text:line-break/></text:span></text:p>
        </text:list-item>
      </text:list>
      <text:p text:style-name="P5">Chapter 2:</text:p>
      <text:list xml:id="list709492004751501575" text:style-name="L2">
        <text:list-item>
          <text:p text:style-name="P10">History of the equations</text:p>
        </text:list-item>
        <text:list-item>
          <text:p text:style-name="P10">Presentation and Description of the equations</text:p>
        </text:list-item>
        <text:list-item>
          <text:p text:style-name="P10">Assumptions of the equations</text:p>
          <text:list>
            <text:list-item>
              <text:p text:style-name="P11">Linear vertical velocity, uniform horizontal velocity, no breaking, no friction, no viscosity</text:p>
            </text:list-item>
            <text:list-item>
              <text:p text:style-name="P11">Parameter regime</text:p>
            </text:list-item>
          </text:list>
        </text:list-item>
        <text:list-item>
          <text:p text:style-name="P10">Alternative form of the equations</text:p>
          <text:list>
            <text:list-item>
              <text:p text:style-name="P12">From Chris </text:p>
              <text:list>
                <text:list-item>
                  <text:p text:style-name="P12">and others for flat beds</text:p>
                </text:list-item>
              </text:list>
            </text:list-item>
            <text:list-item>
              <text:p text:style-name="P11">Conservation equation for G is just a reformulation</text:p>
            </text:list-item>
          </text:list>
        </text:list-item>
      </text:list>
      <text:p text:style-name="P3"/>
      <text:list xml:id="list101323619937795" text:continue-numbering="true" text:style-name="L2">
        <text:list-item>
          <text:p text:style-name="P10">Properties of the equations</text:p>
        </text:list-item>
        <text:list-item>
          <text:p text:style-name="P10">Conserved quantities, mass, momentum, G, Hamiltonian</text:p>
        </text:list-item>
        <text:list-item>
          <text:p text:style-name="P10">References and reasoning for these properties</text:p>
          <text:list>
            <text:list-item>
              <text:p text:style-name="P11">mass, momentum, G from conservation law form, integrating over a closed system</text:p>
            </text:list-item>
            <text:list-item>
              <text:p text:style-name="P11">Hamiltonian from energy conservation in Green Naghdi paper, also is indeed sum of the physical energies</text:p>
            </text:list-item>
          </text:list>
        </text:list-item>
        <text:list-item>
          <text:p text:style-name="P10">Dispersion properties</text:p>
          <text:list>
            <text:list-item>
              <text:p text:style-name="P11">Left and right going, speed of small periodic travelling waves <text:span text:style-name="T11">over flat beds</text:span></text:p>
            </text:list-item>
          </text:list>
        </text:list-item>
        <text:list-item>
          <text:p text:style-name="P10">Wave speed bounds</text:p>
          <text:list>
            <text:list-item>
              <text:p text:style-name="P11">Same as SWWE</text:p>
            </text:list-item>
          </text:list>
        </text:list-item>
        <text:list-item>
          <text:p text:style-name="P10">Analytic solutions</text:p>
        </text:list-item>
        <text:list-item>
          <text:p text:style-name="P10">Soliton</text:p>
          <text:list>
            <text:list-item>
              <text:p text:style-name="P11">Balance of nonlinear and dispersive effects</text:p>
            </text:list-item>
            <text:list-item>
              <text:p text:style-name="P11">Doesn't test approximation of bed terms</text:p>
            </text:list-item>
          </text:list>
        </text:list-item>
        <text:list-item>
          <text:p text:style-name="P10">Lake at rest</text:p>
          <text:list>
            <text:list-item>
              <text:p text:style-name="P13">Balance of pressure <text:span text:style-name="T11">caused by height differences and forcing of the bed</text:span></text:p>
            </text:list-item>
            <text:list-item>
              <text:p text:style-name="P32">w_x = h_x + b_x = 0</text:p>
            </text:list-item>
            <text:list-item>
              <text:p text:style-name="P13">Doesn't test bed terms with non-zero velocity</text:p>
            </text:list-item>
          </text:list>
        </text:list-item>
        <text:list-item>
          <text:p text:style-name="P10">Forced solution Serre equations</text:p>
          <text:list>
            <text:list-item>
              <text:p text:style-name="P13">Can test any solution we want, as long as we can take appropriate derivatives</text:p>
            </text:list-item>
            <text:list-item>
              <text:p text:style-name="P13">So we can test dry beds but not steep gradients</text:p>
            </text:list-item>
          </text:list>
        </text:list-item>
        <text:list-item>
          <text:p text:style-name="P10">Behaviour of Steep Gradient Flows</text:p>
        </text:list-item>
        <text:list-item>
          <text:p text:style-name="P10">Whitham modulation</text:p>
        </text:list-item>
        <text:list-item>
          <text:p text:style-name="P10">Linearisation argument</text:p>
        </text:list-item>
        <text:list-item>
          <text:p text:style-name="P10">Main results of the paper</text:p>
          <text:list>
            <text:list-item>
              <text:p text:style-name="P13">All Structures</text:p>
            </text:list-item>
            <text:list-item>
              <text:p text:style-name="P13">Validated as well as possible given only numerical solutions</text:p>
            </text:list-item>
          </text:list>
        </text:list-item>
      </text:list>
      <text:p text:style-name="P5">Chapter 3:</text:p>
      <text:list xml:id="list2789761071719281017" text:style-name="L3">
        <text:list-item>
          <text:p text:style-name="P14">Introduce the notation</text:p>
        </text:list-item>
        <text:list-item>
          <text:p text:style-name="P14">Overview of the Structure</text:p>
          <text:list>
            <text:list-item>
              <text:p text:style-name="P20">Whats new about the method, its nice properties</text:p>
            </text:list-item>
            <text:list-item>
              <text:p text:style-name="P14">Reconstruction description</text:p>
              <text:list>
                <text:list-item>
                  <text:p text:style-name="P20">Required order of accuracy determined by how many derivatives we need to approximate</text:p>
                </text:list-item>
              </text:list>
            </text:list-item>
            <text:list-item>
              <text:p text:style-name="P14">u Solve</text:p>
              <text:list>
                <text:list-item>
                  <text:p text:style-name="P20">Finite Element Method, whats new about this method, benefits</text:p>
                </text:list-item>
              </text:list>
            </text:list-item>
            <text:list-item>
              <text:p text:style-name="P14">Flux approximation</text:p>
              <text:list>
                <text:list-item>
                  <text:p text:style-name="P21">works because of wave speed bounds</text:p>
                </text:list-item>
              </text:list>
            </text:list-item>
            <text:list-item>
              <text:p text:style-name="P14">Source term <text:span text:style-name="T7">approximation</text:span></text:p>
            </text:list-item>
            <text:list-item>
              <text:p text:style-name="P14">Update formula</text:p>
              <text:list>
                <text:list-item>
                  <text:p text:style-name="P20">first order in time, second in space</text:p>
                </text:list-item>
              </text:list>
            </text:list-item>
            <text:list-item>
              <text:p text:style-name="P14">Second order time stepping</text:p>
            </text:list-item>
          </text:list>
        </text:list-item>
        <text:list-item>
          <text:p text:style-name="P14">CFL condition</text:p>
          <text:list>
            <text:list-item>
              <text:p text:style-name="P33">necessary condition for stability, not sufficient</text:p>
            </text:list-item>
          </text:list>
        </text:list-item>
        <text:list-item>
          <text:p text:style-name="P14">Boundary Conditions</text:p>
          <text:list>
            <text:list-item>
              <text:p text:style-name="P22">Ghost cells with certain values, only have Dirichlet conditions currently</text:p>
            </text:list-item>
          </text:list>
        </text:list-item>
        <text:list-item>
          <text:p text:style-name="P33">Well balancing</text:p>
          <text:list>
            <text:list-item>
              <text:p text:style-name="P33">from my hons thesis</text:p>
            </text:list-item>
          </text:list>
        </text:list-item>
        <text:list-item>
          <text:p text:style-name="P14">Dry Bed handling</text:p>
          <text:list>
            <text:list-item>
              <text:p text:style-name="P33">new</text:p>
            </text:list-item>
            <text:list-item>
              <text:p text:style-name="P22">Kurganov for SWWE</text:p>
            </text:list-item>
            <text:list-item>
              <text:p text:style-name="P22">G ~ uh</text:p>
            </text:list-item>
            <text:list-item>
              <text:p text:style-name="P22">Matrix solver that can handle zeroes</text:p>
            </text:list-item>
            <text:list-item>
              <text:p text:style-name="P22">tradeoff between big error in one location or small error everywhere</text:p>
            </text:list-item>
            <text:list-item>
              <text:p text:style-name="P22">Since when h is small uh, uxh, etc are still small, the former <text:span text:style-name="T8">isn't</text:span> so bad</text:p>
            </text:list-item>
            <text:list-item>
              <text:p text:style-name="P22">Other methods work, this one is simple to analyse and works as well as any others</text:p>
            </text:list-item>
            <text:list-item>
              <text:p text:style-name="P33">allows us to see convergence as long as possible</text:p>
            </text:list-item>
          </text:list>
        </text:list-item>
      </text:list>
      <text:p text:style-name="P5">Chapter 4:</text:p>
      <text:list xml:id="list1071358554471426483" text:style-name="L4">
        <text:list-item>
          <text:p text:style-name="P15">Linea<text:span text:style-name="T8">r</text:span>ised equations for horizontal bed</text:p>
          <text:list>
            <text:list-item>
              <text:p text:style-name="P23">Nonlinear and bed effects matter but greatly increase analysis</text:p>
            </text:list-item>
            <text:list-item>
              <text:p text:style-name="P23">Use the simplified version to gain some insight without something more comprehensive</text:p>
            </text:list-item>
            <text:list-item>
              <text:p text:style-name="P23">Expect that unstable schemes for linear will also be unstable for nonlinear</text:p>
            </text:list-item>
          </text:list>
        </text:list-item>
        <text:list-item>
          <text:p text:style-name="P15">Derivation of Evolution matrix</text:p>
        </text:list-item>
        <text:list-item>
          <text:p text:style-name="P23">Fourier Modes, Eigenfunctions, basis, studying them is sufficient </text:p>
        </text:list-item>
        <text:list-item>
          <text:p text:style-name="P34">Or Assume there L2 and we just take the <text:span text:style-name="T13">Fourier</text:span> transform, since <text:span text:style-name="T13">Fourier</text:span> modes form a basis there, studying them is sufficient <text:span text:style-name="T12">[Richtmeyer,Morton] </text:span></text:p>
          <text:list>
            <text:list-item>
              <text:p text:style-name="P15">Reconstruction</text:p>
              <text:list>
                <text:list-item>
                  <text:p text:style-name="P23">Since Fourier modes are smooth, neglect nonlinear limiter</text:p>
                </text:list-item>
              </text:list>
            </text:list-item>
            <text:list-item>
              <text:p text:style-name="P15">u solve</text:p>
              <text:list>
                <text:list-item>
                  <text:p text:style-name="P23">Why only third equation to solve?</text:p>
                </text:list-item>
              </text:list>
            </text:list-item>
            <text:list-item>
              <text:p text:style-name="P15">flux approximation</text:p>
            </text:list-item>
            <text:list-item>
              <text:p text:style-name="P15">update</text:p>
            </text:list-item>
            <text:list-item>
              <text:p text:style-name="P15">second order time stepping</text:p>
            </text:list-item>
          </text:list>
        </text:list-item>
        <text:list-item>
          <text:p text:style-name="P15">Convergence tests</text:p>
          <text:list>
            <text:list-item>
              <text:p text:style-name="P15">Stability</text:p>
              <text:list>
                <text:list-item>
                  <text:p text:style-name="P35">Equivalent to Von Neumann Stability Condition</text:p>
                </text:list-item>
                <text:list-item>
                  <text:p text:style-name="P23">All schemes stable when U = 0</text:p>
                </text:list-item>
                <text:list-item>
                  <text:p text:style-name="P23">W unstable when U &gt; 0</text:p>
                </text:list-item>
                <text:list-item>
                  <text:p text:style-name="P24">Plots demonstrate all the behaviour we observed</text:p>
                </text:list-item>
              </text:list>
            </text:list-item>
            <text:list-item>
              <text:p text:style-name="P15">Consistency</text:p>
              <text:list>
                <text:list-item>
                  <text:p text:style-name="P24">All schemes consistent for all quantities</text:p>
                </text:list-item>
              </text:list>
            </text:list-item>
          </text:list>
        </text:list-item>
        <text:list-item>
          <text:p text:style-name="P15">Dispersion error</text:p>
          <text:list>
            <text:list-item>
              <text:p text:style-name="P36">This analysis is complete as it is the same for the analytic equations</text:p>
            </text:list-item>
            <text:list-item>
              <text:p text:style-name="P25">imaginary and real parts matter</text:p>
            </text:list-item>
            <text:list-item>
              <text:p text:style-name="P25">Order of schemes in terms of disperison error</text:p>
            </text:list-item>
            <text:list-item>
              <text:p text:style-name="P25">plots indicate the general observed behaviour for all H,k,U values</text:p>
            </text:list-item>
          </text:list>
        </text:list-item>
      </text:list>
      <text:p text:style-name="P5">Chapter 5:</text:p>
      <text:list xml:id="list826325121987304706" text:style-name="L5">
        <text:list-item>
          <text:p text:style-name="P16">Introduce Convergence and Conservation measures</text:p>
          <text:list>
            <text:list-item>
              <text:p text:style-name="P26">Convergence should be present for all quantities</text:p>
            </text:list-item>
            <text:list-item>
              <text:p text:style-name="P26">Conservation should be present for h,uh,G, H</text:p>
              <text:list>
                <text:list-item>
                  <text:p text:style-name="P26">Finite volume methods should conserve the quantities h,G by design at machine precision</text:p>
                </text:list-item>
              </text:list>
            </text:list-item>
            <text:list-item>
              <text:p text:style-name="P39"><text:span text:style-name="T5">S</text:span><text:span text:style-name="T2">ince integral calculated using method that uses the cell averages to approximate the polynomial in the cell, cell averages are preserved and so we get the exact conservation of single quantities. </text:span></text:p>
            </text:list-item>
          </text:list>
        </text:list-item>
        <text:list-item>
          <text:p text:style-name="P16">Soliton</text:p>
          <text:list>
            <text:list-item>
              <text:p text:style-name="P26">Description</text:p>
            </text:list-item>
            <text:list-item>
              <text:p text:style-name="P26">Particular parameter choice, why?</text:p>
            </text:list-item>
            <text:list-item>
              <text:p text:style-name="P26">Results comparable to the paper</text:p>
            </text:list-item>
            <text:list-item>
              <text:p text:style-name="P26">All <text:span text:style-name="T9">schemes</text:span> have appropriate convergence order</text:p>
            </text:list-item>
            <text:list-item>
              <text:p text:style-name="P26">only FVM conserve h,G</text:p>
            </text:list-item>
            <text:list-item>
              <text:p text:style-name="P26">All other quantities are conserved with orders of accuracy at or above the convergence rates</text:p>
            </text:list-item>
          </text:list>
        </text:list-item>
        <text:list-item>
          <text:p text:style-name="P16">Lake at rest</text:p>
          <text:list>
            <text:list-item>
              <text:p text:style-name="P26">Description</text:p>
            </text:list-item>
            <text:list-item>
              <text:p text:style-name="P26">Particular parameter choice, reasons</text:p>
            </text:list-item>
            <text:list-item>
              <text:p text:style-name="P26">Well balanced and not</text:p>
            </text:list-item>
            <text:list-item>
              <text:p text:style-name="P26">Demonstrates why we use well balancing</text:p>
            </text:list-item>
            <text:list-item>
              <text:p text:style-name="P27">Only well balanced have appropriate conservation and convergence</text:p>
            </text:list-item>
            <text:list-item>
              <text:p text:style-name="P37">Handles Dry beds, but no inundation</text:p>
            </text:list-item>
          </text:list>
        </text:list-item>
        <text:list-item>
          <text:p text:style-name="P16">Forced solution</text:p>
          <text:list>
            <text:list-item>
              <text:p text:style-name="P27">Only have c<text:span text:style-name="T14">onvergence</text:span> in this case due to the addition of source terms to the <text:span text:style-name="T14">S</text:span>erre equations</text:p>
            </text:list-item>
            <text:list-item>
              <text:p text:style-name="P16">wet</text:p>
              <text:list>
                <text:list-item>
                  <text:p text:style-name="P27">Appropriate convergence of all quantities</text:p>
                </text:list-item>
              </text:list>
            </text:list-item>
            <text:list-item>
              <text:p text:style-name="P16">dry</text:p>
              <text:list>
                <text:list-item>
                  <text:p text:style-name="P27">Appropriate convergence of all quantities, when h is large</text:p>
                </text:list-item>
                <text:list-item>
                  <text:p text:style-name="P27">larger error in u when h small</text:p>
                </text:list-item>
                <text:list-item>
                  <text:p text:style-name="P27">doesn't impact other calculations</text:p>
                </text:list-item>
                <text:list-item>
                  <text:p text:style-name="P27">chose the particular dry bed handling so that we can push dx as far down and get L1 as far down as demonstrated</text:p>
                </text:list-item>
                <text:list-item>
                  <text:p text:style-name="P27">in practice may want less nonphysical u errors</text:p>
                </text:list-item>
              </text:list>
            </text:list-item>
          </text:list>
        </text:list-item>
      </text:list>
      <text:p text:style-name="P4"/>
      <text:p text:style-name="P5">Chapter 6:</text:p>
      <text:list xml:id="list1907054551631048770" text:style-name="L6">
        <text:list-item>
          <text:p text:style-name="P17">Segur</text:p>
          <text:list>
            <text:list-item>
              <text:p text:style-name="P28">Tests evolution of steep gradient</text:p>
            </text:list-item>
            <text:list-item>
              <text:p text:style-name="P28">horizontal wet bed </text:p>
            </text:list-item>
            <text:list-item>
              <text:p text:style-name="P28">Serre limitations: no breaking, friction, viscosity, expect Serre to produce more oscillations</text:p>
            </text:list-item>
            <text:list-item>
              <text:p text:style-name="P28">Experimental limitations: no instantaneous discontinuity</text:p>
            </text:list-item>
            <text:list-item>
              <text:p text:style-name="P28">Good agreement with data</text:p>
            </text:list-item>
            <text:list-item>
              <text:p text:style-name="P28">Both methods agree well</text:p>
            </text:list-item>
          </text:list>
        </text:list-item>
        <text:list-item>
          <text:p text:style-name="P17">Beji</text:p>
          <text:list>
            <text:list-item>
              <text:p text:style-name="P29">Tests all terms</text:p>
            </text:list-item>
            <text:list-item>
              <text:p text:style-name="P38">Boundary Conditions</text:p>
            </text:list-item>
            <text:list-item>
              <text:p text:style-name="P29">wet beds</text:p>
            </text:list-item>
            <text:list-item>
              <text:p text:style-name="P29">disagreement caused by Serre equations</text:p>
            </text:list-item>
            <text:list-item>
              <text:p text:style-name="P29">Otherwise <text:span text:style-name="T14">agrees</text:span> well</text:p>
            </text:list-item>
            <text:list-item>
              <text:p text:style-name="P29">both methods give very similar results</text:p>
            </text:list-item>
          </text:list>
        </text:list-item>
        <text:list-item>
          <text:p text:style-name="P17">Roeber</text:p>
          <text:list>
            <text:list-item>
              <text:p text:style-name="P29">Tests all terms</text:p>
            </text:list-item>
            <text:list-item>
              <text:p text:style-name="P29">wet beds</text:p>
            </text:list-item>
            <text:list-item>
              <text:p text:style-name="P29">breaking waves, so not appropriate</text:p>
            </text:list-item>
            <text:list-item>
              <text:p text:style-name="P29">still good agreement</text:p>
            </text:list-item>
            <text:list-item>
              <text:p text:style-name="P30">both methods agree</text:p>
            </text:list-item>
            <text:list-item>
              <text:p text:style-name="P30">FDVM2 breaks down however and become unstable due to large shock and small water depth</text:p>
            </text:list-item>
          </text:list>
        </text:list-item>
        <text:list-item>
          <text:p text:style-name="P17">Synolakis</text:p>
          <text:list>
            <text:list-item>
              <text:p text:style-name="P30">Classic inundation study</text:p>
            </text:list-item>
            <text:list-item>
              <text:p text:style-name="P30">non breaking waves, so appropriate</text:p>
            </text:list-item>
            <text:list-item>
              <text:p text:style-name="P30">no real dispersive effects though/ <text:span text:style-name="T14">well modelled by SWWE</text:span></text:p>
            </text:list-item>
            <text:list-item>
              <text:p text:style-name="P30">good agreement with data</text:p>
            </text:list-item>
            <text:list-item>
              <text:p text:style-name="P30">both methods agree</text:p>
            </text:list-item>
          </text:list>
        </text:list-item>
      </text:list>
      <text:p text:style-name="P5">Chapter 7:</text:p>
      <text:list xml:id="list2076776846860046716" text:style-name="L7">
        <text:list-item>
          <text:p text:style-name="P18">Summary of the thesis and its main findings </text:p>
        </text:list-item>
        <text:list-item>
          <text:p text:style-name="P18">Future Work</text:p>
        </text:list-item>
      </text:list>
      <text:p text:style-name="P2">Appendix:</text:p>
      <text:list xml:id="list4340777838574847578" text:style-name="L8">
        <text:list-item>
          <text:p text:style-name="P19">Analytic expression for the totals <text:span text:style-name="T6">amounts</text:span> for soliton/lake at rest</text:p>
          <text:list>
            <text:list-item>
              <text:p text:style-name="P31">Used to calculate C1 error</text:p>
            </text:list-item>
          </text:list>
        </text:list-item>
        <text:list-item>
          <text:p text:style-name="P19">FEM Integral values <text:span text:style-name="T10">(change to be basis functions)</text:span></text:p>
          <text:list>
            <text:list-item>
              <text:p text:style-name="P31">FEM integrals can be found online</text:p>
            </text:list-item>
          </text:list>
        </text:list-item>
        <text:list-item>
          <text:p text:style-name="P19">Linear analysis results for the other methods</text:p>
          <text:list>
            <text:list-item>
              <text:p text:style-name="P31">just present evolution matrix for FD as its straight forward</text:p>
            </text:list-item>
            <text:list-item>
              <text:p text:style-name="P31">Given our description of FEVM and the operators in the tables, the FDVM evolution matrix is straight forward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43:15.782985638</meta:creation-date>
    <dc:date>2018-11-08T10:13:22.724478008</dc:date>
    <meta:editing-duration>PT1H51M57S</meta:editing-duration>
    <meta:editing-cycles>26</meta:editing-cycles>
    <meta:generator>LibreOffice/5.1.6.2$Linux_X86_64 LibreOffice_project/10m0$Build-2</meta:generator>
    <meta:document-statistic meta:table-count="0" meta:image-count="0" meta:object-count="0" meta:page-count="7" meta:paragraph-count="178" meta:word-count="1186" meta:character-count="6608" meta:non-whitespace-character-count="5759"/>
  </office:meta>
</office:document-meta>
</file>